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8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3"/>
      <text:p text:style-name="P6"><text:span text:style-name="T5">נתונים עיקריים לשלבים הראשונים לטיפול באירוע</text:span></text:p>
      <text:p text:style-name="Standard"><text:span text:style-name="T4">תיק <text:s/></text:span><text:span text:style-name="T6">60452</text:span></text:p>
      <text:p text:style-name="P7"/>
      <text:p text:style-name="Standard"><text:span text:style-name="T4">שם העסק/מבנה</text:span><text:span text:style-name="T3"> <text:s text:c="2"/></text:span><text:span text:style-name="T1">אולם אירועים מוסקט</text:span></text:p>
      <text:p text:style-name="P8"/>
      <text:p text:style-name="Standard"><text:span text:style-name="T4">כתובת</text:span><text:span text:style-name="T3"> </text:span><text:span text:style-name="T4"><text:s text:c="2"/></text:span><text:span text:style-name="T1">לישנסקי 3 ראשון לציון</text:span></text:p>
      <text:p text:style-name="P8"/>
      <text:p text:style-name="Standard"><text:span text:style-name="T4">טלפון</text:span><text:span text:style-name="T1"> <text:s text:c="6"/>03-9413525 <text:s text:c="137"/></text:span></text:p>
      <text:p text:style-name="P8"/>
      <text:p text:style-name="Standard"><text:span text:style-name="T4">המפתחות נמצאים</text:span><text:span text:style-name="T1"> <text:s text:c="5"/></text:span></text:p>
      <text:p text:style-name="P4"/>
      <text:p text:style-name="Standard"><text:span text:style-name="T4">מיקום מפסק זרם ראשי</text:span><text:span text:style-name="T1"> מתגי פיקוד כבאים בכניסה לקומת הקרקע, המבנה משמאל על הקיר לוח חשמל ראשי, על גג המבנה בסמוך לחדר טרנספורמציה בו מתג לניתוך חשמנל בכל האולמות. <text:s text:c="9"/></text:span></text:p>
      <text:p text:style-name="P4"/>
      <text:p text:style-name="Standard"><text:span text:style-name="T4">גנרטור: </text:span><text:span text:style-name="T1">קיים </text:span></text:p>
      <text:p text:style-name="Standard"><text:span text:style-name="T4">מיקום ברזי כיבוי עיקריים "3</text:span><text:span text:style-name="T1"> בפינת המבנה הצפון מזרחית בסמוך יש ברזי הסנקה למתזים ולהידרנטים. <text:s text:c="98"/></text:span></text:p>
      <text:p text:style-name="P4"/>
      <text:p text:style-name="P4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שמואל כץ</text:span></text:p>
          </table:table-cell>
          <table:table-cell table:style-name="Table2.A1" office:value-type="string">
            <text:p text:style-name="P1"><text:span text:style-name="T1">מנכ"ל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0-6597979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רפי טל</text:span></text:p>
          </table:table-cell>
          <table:table-cell table:style-name="Table2.A1" office:value-type="string">
            <text:p text:style-name="P1"><text:span text:style-name="T1">סמנכ"ל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0-8930606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ראובן סילבר</text:span></text:p>
          </table:table-cell>
          <table:table-cell table:style-name="Table2.A1" office:value-type="string">
            <text:p text:style-name="P1"><text:span text:style-name="T1">מנהל אחזקה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7-6716602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5">
          <table:table-cell table:style-name="Table2.A1" office:value-type="string">
            <text:p text:style-name="P1"><text:span text:style-name="T1">אלי מויאל</text:span></text:p>
          </table:table-cell>
          <table:table-cell table:style-name="Table2.A1" office:value-type="string">
            <text:p text:style-name="P1"><text:span text:style-name="T1">מנהל אירועים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7-6716601</text:span></text:p>
          </table:table-cell>
          <table:table-cell table:style-name="Table2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ז גפ"מ לשימוש מטבח, צובר ממוקם בחזית אחורית המבנה (צפון) , ברז גז ראשי נמצא בסמיכות 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לדלת כניסה אחורית ללובי כניסה בקומת הקרקע.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text:bookmark text:name="_GoBack"/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4">נתונים חיוניים נוספים</text:span><text:span text:style-name="T3"> </text:span><text:span text:style-name="T1">האולם נמצא בקומות ב' וג' במבנה, קומת הקרקע משמשת לקבלת פנים,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חדר מעצבת ,בחניון המבנה: קונדיטוריה, חדר כביסה, מחסן כלים קטן, וירידה לחדר משאבות <text:s/>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של המבנה. בלוח חשמל קומתי, קומה ב' ניתן לנתק חשמל של כל מתחם האולם. גנרטור נמצא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בחניון. ברז גז ראשי בסמיכות לדלת כניסה אחורית ללובי הכניסה. בכניסה ללובי מצד שמאל על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הקיר יש לוח פיקוד כבאים עם מתגי פיקוד: מפוחים, כריזה ממול לרכזת גילוי ,חשמל וגנרטור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משאבות במרתף , ירידה דרך החניון.</text:span></text:p>
          </table:table-cell>
        </table:table-row>
      </table:table>
      <text:p text:style-name="P4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עדי מליחי</meta:initial-creator>
    <dc:creator>עדי מליחי</dc:creator>
    <meta:editing-cycles>1</meta:editing-cycles>
    <meta:print-date>2012-01-05T11:00:00</meta:print-date>
    <meta:creation-date>2013-08-12T11:19:00</meta:creation-date>
    <dc:date>2013-08-12T11:52:00</dc:date>
    <meta:editing-duration>PT33S</meta:editing-duration>
    <meta:generator>OpenOffice/4.0.1$Win32 OpenOffice.org_project/401m5$Build-9714</meta:generator>
    <meta:document-statistic meta:table-count="6" meta:image-count="0" meta:object-count="0" meta:page-count="2" meta:paragraph-count="60" meta:word-count="289" meta:character-count="21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